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putHandl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putHandler.getPrompt( Input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InputHandler.handleInput( Inpu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InputHandler.DefaultInpu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